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0in" fo:margin-right="0in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9">
      <style:paragraph-properties fo:margin-left="0.25in" fo:margin-right="0in" fo:text-indent="-0.25in" style:auto-text-indent="false"/>
    </style:style>
    <style:style style:name="P14" style:family="paragraph" style:parent-style-name="Standard" style:list-style-name="WWNum11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10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8" style:family="paragraph" style:parent-style-name="Standard" style:list-style-name="WWNum12">
      <style:paragraph-properties fo:margin-left="0.25in" fo:margin-right="0in" fo:text-indent="-0.25in" style:auto-text-indent="false"/>
    </style:style>
    <style:style style:name="P19" style:family="paragraph" style:parent-style-name="Standard" style:list-style-name="WWNum7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8">
      <style:paragraph-properties fo:margin-left="0.25in" fo:margin-right="0in" fo:text-indent="-0.25in" style:auto-text-indent="false"/>
    </style:style>
    <style:style style:name="P21" style:family="paragraph" style:parent-style-name="Standard" style:list-style-name="WWNum1">
      <style:paragraph-properties fo:margin-left="0.25in" fo:margin-right="0in" fo:text-indent="-0.25in" style:auto-text-indent="false" fo:break-before="auto" fo:break-after="auto"/>
    </style:style>
    <style:style style:name="P22" style:family="paragraph" style:parent-style-name="Standard" style:list-style-name="WWNum11">
      <style:paragraph-properties fo:margin-left="0.25in" fo:margin-right="0in" fo:text-indent="-0.25in" style:auto-text-indent="false" fo:break-before="auto" fo:break-after="auto"/>
    </style:style>
    <style:style style:name="P23" style:family="paragraph" style:parent-style-name="Standard" style:list-style-name="WWNum6">
      <style:paragraph-properties fo:margin-left="0.25in" fo:margin-right="0in" fo:text-indent="-0.25in" style:auto-text-indent="false" fo:break-before="auto" fo:break-after="auto"/>
    </style:style>
    <style:style style:name="P24" style:family="paragraph" style:parent-style-name="Standard" style:list-style-name="WWNum13">
      <style:paragraph-properties fo:margin-left="0.25in" fo:margin-right="0in" fo:text-indent="-0.25in" style:auto-text-indent="false" fo:break-before="auto" fo:break-after="auto"/>
    </style:style>
    <style:style style:name="P25" style:family="paragraph" style:parent-style-name="Standard" style:list-style-name="WWNum4">
      <style:paragraph-properties fo:margin-left="0.25in" fo:margin-right="0in" fo:text-indent="-0.25in" style:auto-text-indent="false" fo:break-before="auto" fo:break-after="auto" fo:padding="0in" fo:border="none"/>
    </style:style>
    <style:style style:name="P26" style:family="paragraph" style:parent-style-name="Standard" style:list-style-name="WWNum11">
      <style:paragraph-properties fo:margin-left="0.25in" fo:margin-right="0in" fo:text-indent="-0.25in" style:auto-text-indent="false" fo:break-before="auto" fo:break-after="auto" fo:padding="0in" fo:border="none"/>
    </style:style>
    <style:style style:name="P27" style:family="paragraph" style:parent-style-name="Standard" style:list-style-name="WWNum14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2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1">
      <style:paragraph-properties fo:margin-left="0.5in" fo:margin-right="0in" fo:text-indent="-0.25in" style:auto-text-indent="false" fo:break-before="auto" fo:break-after="auto" fo:padding="0in" fo:border="none"/>
    </style:style>
    <style:style style:name="P33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34" style:family="paragraph" style:parent-style-name="Heading_20_1">
      <style:paragraph-properties fo:keep-together="always"/>
    </style:style>
    <style:style style:name="P35" style:family="paragraph" style:parent-style-name="Heading_20_1">
      <style:paragraph-properties fo:margin-left="0in" fo:margin-right="0in" fo:keep-together="always" fo:text-indent="0in" style:auto-text-indent="false"/>
    </style:style>
    <style:style style:name="P36" style:family="paragraph" style:parent-style-name="Heading_20_3">
      <style:paragraph-properties fo:margin-left="0in" fo:margin-right="0in" fo:text-indent="0in" style:auto-text-indent="false"/>
    </style:style>
    <style:style style:name="P37" style:family="paragraph" style:parent-style-name="Subtitle">
      <style:paragraph-properties fo:margin-left="0in" fo:margin-right="0in" fo:text-align="start" style:justify-single-word="false" fo:text-indent="0in" style:auto-text-indent="false" fo:break-before="auto" fo:break-after="auto"/>
      <style:text-properties style:font-name="Calibri" style:font-name-asian="Calibri1" style:font-name-complex="Calibri1"/>
    </style:style>
    <style:style style:name="T1" style:family="text">
      <style:text-properties fo:font-variant="normal" fo:text-transform="none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fo:font-variant="normal" fo:text-transform="none" style:font-name="Calibri" fo:font-size="11pt" style:font-name-asian="Calibri1" style:font-size-asian="11pt" style:font-name-complex="Calibri1" style:font-size-complex="11pt"/>
    </style:style>
    <style:style style:name="T3" style:family="text">
      <style:text-properties fo:font-variant="normal" fo:text-transform="none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6" style:family="text">
      <style:text-properties style:font-name="Calibri" fo:font-size="10pt" style:font-name-asian="Calibri1" style:font-size-asian="10pt" style:font-name-complex="Calibri1" style:font-size-complex="10pt"/>
    </style:style>
    <style:style style:name="T7" style:family="text">
      <style:text-properties style:font-name="Calibri" fo:font-size="11pt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style:font-name-asian="Calibri1" style:font-size-asian="11pt" style:font-name-complex="Calibri1" style:font-size-complex="11pt" fo:background-color="#ffffff"/>
    </style:style>
    <style:style style:name="T9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0" style:family="text">
      <style:text-properties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T11" style:family="text">
      <style:text-properties style:font-name="Calibri" fo:font-size="10.5pt" style:font-name-asian="Calibri1" style:font-size-asian="10.5pt" style:font-name-complex="Calibri1" style:font-size-complex="10.5pt" fo:background-color="#ffffff"/>
    </style:style>
    <style:style style:name="T12" style:family="text">
      <style:text-properties style:font-name="Calibri" style:font-name-asian="Calibri1" style:font-name-complex="Calibri1" fo:background-color="#ffffff"/>
    </style:style>
    <style:style style:name="T13" style:family="text">
      <style:text-properties fo:color="#1155cc" fo:font-size="10pt" style:font-size-asian="10pt" style:font-size-complex="10pt"/>
    </style:style>
    <style:style style:name="T14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5" style:family="text">
      <style:text-properties fo:color="#1155cc"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1155cc" style:font-name="Calibri" fo:font-size="11pt" style:font-name-asian="Calibri1" style:font-size-asian="11pt" style:font-name-complex="Calibri1" style:font-size-complex="11pt" fo:background-color="#ffffff"/>
    </style:style>
    <style:style style:name="T17" style:family="text">
      <style:text-properties fo:color="#1155cc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8" style:family="text">
      <style:text-properties fo:color="#1155cc"/>
    </style:style>
    <style:style style:name="T19" style:family="text">
      <style:text-properties fo:color="#1155cc" fo:font-size="11pt" style:font-size-asian="11pt" style:font-size-complex="11pt"/>
    </style:style>
    <style:style style:name="T20" style:family="text">
      <style:text-properties fo:color="#1155cc" fo:font-weight="bold" style:font-weight-asian="bold"/>
    </style:style>
    <style:style style:name="T2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color="#1155cc" style:font-name="Roboto" fo:font-size="10.5pt" style:font-name-asian="Roboto1" style:font-size-asian="10.5pt" style:font-name-complex="Roboto1" style:font-size-complex="10.5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weight="bold" style:font-weight-asian="bold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tyle="italic" style:font-style-asian="italic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background-color="#ffffff"/>
    </style:style>
    <style:style style:name="T30" style:family="text">
      <style:text-properties fo:color="#274e13" fo:font-size="12pt" style:font-size-asian="12pt" style:font-size-complex="12pt"/>
    </style:style>
    <style:style style:name="T31" style:family="text">
      <style:text-properties fo:background-color="#ffffff"/>
    </style:style>
    <style:style style:name="T32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33" style:family="text">
      <style:text-properties style:text-position="super 58%" style:font-name="Calibri" fo:font-size="11pt" style:font-name-asian="Calibri1" style:font-size-asian="11pt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ETER H BOLING</text:span></text:p>
      <text:p text:style-name="P1"><text:span text:style-name="T6">📍Detroit, MI</text:span><text:span text:style-name="T13"> (</text:span><text:span text:style-name="T23">r</text:span><text:span text:style-name="T6">emote-only) </text:span><text:span text:style-name="T13">⦚</text:span><text:span text:style-name="T6"> </text:span><text:span text:style-name="T23">⌚️</text:span><text:span text:style-name="T6">TZ-America/*</text:span><text:span text:style-name="T23"> </text:span><text:span text:style-name="T13">⦚</text:span><text:span text:style-name="T6"> </text:span><text:a xlink:type="simple" xlink:href="tel:+1-925-252-5351" text:style-name="ListLabel_20_127" text:visited-style-name="ListLabel_20_127"><text:span text:style-name="T14">📞(925) 252-5351</text:span></text:a><text:span text:style-name="T6"> </text:span><text:span text:style-name="T13">⦚</text:span><text:span text:style-name="T6"> </text:span><text:a xlink:type="simple" xlink:href="mailto:peter@railsbling.com" text:style-name="ListLabel_20_127" text:visited-style-name="ListLabel_20_127"><text:span text:style-name="T14">📧peter@railsbling.com</text:span></text:a></text:p>
      <text:p text:style-name="P7"><text:a xlink:type="simple" xlink:href="http://railsbling.com" text:style-name="ListLabel_20_127" text:visited-style-name="ListLabel_20_127"><text:span text:style-name="T14">🔗Portfolio</text:span></text:a><text:span text:style-name="T14"> </text:span><text:span text:style-name="T13">⦚</text:span><text:span text:style-name="T14"> </text:span><text:a xlink:type="simple" xlink:href="https://rubygems.org/profiles/pboling" text:style-name="ListLabel_20_127" text:visited-style-name="ListLabel_20_127"><text:span text:style-name="T14">💎Gems</text:span></text:a><text:span text:style-name="T13"> ⦚ </text:span><text:a xlink:type="simple" xlink:href="https://github.com/pboling" text:style-name="ListLabel_20_128" text:visited-style-name="ListLabel_20_128"><text:span text:style-name="T13">🐙Hub</text:span></text:a><text:span text:style-name="T13"> ⦚ </text:span><text:a xlink:type="simple" xlink:href="https://gitlab.com/pboling" text:style-name="ListLabel_20_128" text:visited-style-name="ListLabel_20_128"><text:span text:style-name="T13">🧪Lab</text:span></text:a><text:span text:style-name="T13"> ⦚ </text:span><text:a xlink:type="simple" xlink:href="https://sr.ht/~galtzo/" text:style-name="ListLabel_20_128" text:visited-style-name="ListLabel_20_128"><text:span text:style-name="T13">🛖Hut</text:span></text:a><text:span text:style-name="T13"> ⦚ </text:span><text:a xlink:type="simple" xlink:href="https://calendly.com/peter-boling/30min" text:style-name="ListLabel_20_128" text:visited-style-name="ListLabel_20_128"><text:span text:style-name="T13">📅Calendly</text:span></text:a></text:p>
      <text:p text:style-name="P9">Director, leader, <text:s/>mentor, FLOSS advocate, and builder for 25 years. Passions are testing, design patterns, and improving the human condition. Specialize in legacy support &amp; migrations.</text:p>
      <text:p text:style-name="P10">Recognized <text:a xlink:type="simple" xlink:href="https://github.blog/2022-06-24-thank-you-to-our-maintainers/" text:style-name="ListLabel_20_129" text:visited-style-name="ListLabel_20_129"><text:span text:style-name="T18">in July 2022</text:span></text:a> as one of 904 builders of FLOSS tools making Github possible.</text:p>
      <text:p text:style-name="P10">World first: Enterprise Rails app on Windows Server 2k3, IIS6 + FastCGI w/ SSO (2006, <text:a xlink:type="simple" xlink:href="https://discuss.rubyonrails.org/t/iis-new-fastcgi-support-and-rails/5614/5" text:style-name="ListLabel_20_129" text:visited-style-name="ListLabel_20_129"><text:span text:style-name="T18">ref1</text:span></text:a>, <text:a xlink:type="simple" xlink:href="https://markmail.org/message/tvkxqnpjltu5xvtk#query:+page:1+mid:tvkxqnpjltu5xvtk+state:results" text:style-name="ListLabel_20_129" text:visited-style-name="ListLabel_20_129"><text:span text:style-name="T18">ref2</text:span></text:a>).</text:p>
      <text:p text:style-name="P10"><text:span text:style-name="T7">Led massive PHP-to-Rails migrations @ </text:span><text:a xlink:type="simple" xlink:href="https://www.asmallworld.com" text:style-name="ListLabel_20_130" text:visited-style-name="ListLabel_20_130"><text:span text:style-name="T15">aSmallWorld</text:span></text:a><text:span text:style-name="T7"> (2008-9) and </text:span><text:a xlink:type="simple" xlink:href="https://www.biblegateway.com" text:style-name="ListLabel_20_130" text:visited-style-name="ListLabel_20_130"><text:span text:style-name="T15">BibleGateway</text:span></text:a><text:span text:style-name="T7"> (2009-10).</text:span></text:p>
      <text:p text:style-name="P6">Favorite 🥞is Event Storming, DDD, CQRS, Rails, BDD, SvelteKit, CI/CD, GitOps.</text:p>
      <text:p text:style-name="P11">Languages: 🇺🇸English ⦚ 🇲🇽Spanish (fluent) ⦚ 🇧🇷Portuguese (fluent) ⦚ 🇮🇩Indonesian (convo)</text:p>
      <text:p text:style-name="P6"/>
      <text:p text:style-name="P6">Legend: 🦖= Jira Admin (5x), 🪜= Internal Promotion (8x), 📜= Contract Extended (8x)</text:p>
      <text:p text:style-name="P11"/>
      <text:p text:style-name="Heading_20_1"><text:bookmark text:name="_5zsiwiq4h1ex"/>Leadership &amp; Management Summary</text:p>
      <text:p text:style-name="P6"><text:span text:style-name="T9">Director of Engineering</text:span><text:span text:style-name="T7">, </text:span><text:a xlink:type="simple" xlink:href="https://rivierapartners.com" text:style-name="ListLabel_20_130" text:visited-style-name="ListLabel_20_130"><text:span text:style-name="T15">Riviera Partners</text:span></text:a><text:span text:style-name="T7">; </text:span><text:span text:style-name="T11">20</text:span><text:span text:style-name="T7"> engineers, 7 direct reports; 202</text:span>1<text:span text:style-name="T7"> - present</text:span></text:p>
      <text:p text:style-name="P6"><text:span text:style-name="T24">Engineering Manager</text:span>, <text:a xlink:type="simple" xlink:href="https://rivierapartners.com" text:style-name="ListLabel_20_129" text:visited-style-name="ListLabel_20_129"><text:span text:style-name="T18">Riviera Partners</text:span></text:a>; <text:span text:style-name="T25">5</text:span> direct reports; 2020 - 2021</text:p>
      <text:p text:style-name="P6"><text:span text:style-name="T9">Technical Advisor</text:span><text:span text:style-name="T7">, </text:span><text:a xlink:type="simple" xlink:href="https://www.facebook.com/meetkarunahealth/" text:style-name="ListLabel_20_130" text:visited-style-name="ListLabel_20_130"><text:span text:style-name="T15">Karuna Health</text:span></text:a><text:span text:style-name="T7">; </text:span>a<text:span text:style-name="T7">rchitecture, mentoring, planning; <text:s/>2018 - 2020 (Acquired)</text:span></text:p>
      <text:p text:style-name="P6"><text:span text:style-name="T9">Leadership Fundamentals</text:span><text:span text:style-name="T7">, </text:span><text:a xlink:type="simple" xlink:href="https://boltthreads.com/" text:style-name="ListLabel_20_129" text:visited-style-name="ListLabel_20_129"><text:span text:style-name="T18">Bolt Threads</text:span></text:a><text:span text:style-name="T7">; intensive training; 2017 - 2018</text:span></text:p>
      <text:p text:style-name="P6"><text:span text:style-name="T9">Web Team Lead</text:span><text:span text:style-name="T7">, </text:span><text:a xlink:type="simple" xlink:href="https://invoice.2go.com/" text:style-name="ListLabel_20_130" text:visited-style-name="ListLabel_20_130"><text:span text:style-name="T15">Invoice2go</text:span></text:a><text:span text:style-name="T7">; </text:span>m<text:span text:style-name="T7">anaged 6 </text:span>devs<text:span text:style-name="T7">, </text:span>&amp;<text:span text:style-name="T7"> 1 QA Engineer; 2016 - 2017</text:span></text:p>
      <text:p text:style-name="P6"><text:span text:style-name="T9">Automation Team Lead</text:span><text:span text:style-name="T7">, </text:span><text:a xlink:type="simple" xlink:href="https://invoice.2go.com/" text:style-name="ListLabel_20_129" text:visited-style-name="ListLabel_20_129"><text:span text:style-name="T18">Invoice2go</text:span></text:a><text:span text:style-name="T7">; </text:span>m<text:span text:style-name="T7">anaged 1 </text:span>dev<text:span text:style-name="T7">, coordinated horizontally; 2016 - 2017</text:span></text:p>
      <text:p text:style-name="P6"><text:span text:style-name="T9">CTO and Co-founder</text:span><text:span text:style-name="T7">, </text:span><text:a xlink:type="simple" xlink:href="https://www.crunchbase.com/organization/acquaintable" text:style-name="ListLabel_20_130" text:visited-style-name="ListLabel_20_130"><text:span text:style-name="T15">Acquaintable</text:span></text:a><text:span text:style-name="T7">; online dating; </text:span>m<text:span text:style-name="T7">anaged team of 5</text:span>;<text:span text:style-name="T7"> 2012 - 2013 (Acquired)</text:span></text:p>
      <text:p text:style-name="P6"><text:soft-page-break/><text:span text:style-name="T9">Co-founder</text:span><text:span text:style-name="T7">, </text:span><text:a xlink:type="simple" xlink:href="http://wordtree.org/" text:style-name="ListLabel_20_130" text:visited-style-name="ListLabel_20_130"><text:span text:style-name="T15">Word Tree Foundation</text:span></text:a><text:span text:style-name="T7">; Big Data analysis of literary</text:span> provenance<text:span text:style-name="T7">; 2013 - present</text:span></text:p>
      <text:p text:style-name="P6"><text:span text:style-name="T9">First Employee &amp; Team Lead</text:span><text:span text:style-name="T7">, </text:span><text:a xlink:type="simple" xlink:href="https://www.bloomberg.com/" text:style-name="ListLabel_20_130" text:visited-style-name="ListLabel_20_130"><text:span text:style-name="T15">Bloomberg</text:span></text:a><text:a xlink:type="simple" xlink:href="https://www.bloomberg.com/" text:style-name="ListLabel_20_129" text:visited-style-name="ListLabel_20_129"><text:span text:style-name="T18">’s</text:span></text:a><text:span text:style-name="T7"> wealth </text:span>mgmt tool<text:span text:style-name="T7">; </text:span>led<text:span text:style-name="T7"> team of 1</text:span>0<text:span text:style-name="T7">; 2010 - 2012</text:span></text:p>
      <text:p text:style-name="P6"><text:span text:style-name="T9">Team Lead, Partner, </text:span><text:a xlink:type="simple" xlink:href="https://www.bizapedia.com/in/sagebit-llc.html" text:style-name="ListLabel_20_131" text:visited-style-name="ListLabel_20_131"><text:span text:style-name="T19">Sagebit</text:span></text:a><text:span text:style-name="T7">; </text:span>m<text:span text:style-name="T7">entored 5 recent graduate programmers; 2008 - 200</text:span>9</text:p>
      <text:p text:style-name="P6"/>
      <text:p text:style-name="Heading_20_1"><text:bookmark text:name="_txkctxpjgbsn"/>Free (Libre) Open Source Summary</text:p>
      <text:p text:style-name="P6"><text:a xlink:type="simple" xlink:href="https://tidelift.com/about/lifter#funded-packages" text:style-name="ListLabel_20_132" text:visited-style-name="ListLabel_20_132"><text:span text:style-name="T20">Tidelift</text:span></text:a><text:span text:style-name="T24"> Maintainer, </text:span><text:a xlink:type="simple" xlink:href="https://rubygems.org/profiles/pboling" text:style-name="ListLabel_20_132" text:visited-style-name="ListLabel_20_132"><text:span text:style-name="T20">RubyGem</text:span></text:a><text:span text:style-name="T9"> &amp; </text:span><text:a xlink:type="simple" xlink:href="https://www.npmjs.com/~pboling" text:style-name="ListLabel_20_133" text:visited-style-name="ListLabel_20_133"><text:span text:style-name="T17">NPM</text:span></text:a><text:span text:style-name="T9"> Project Lead</text:span>, <text:span text:style-name="T26">6</text:span>7<text:span text:style-name="T26">+ </text:span>libraries; widely adopted (Oct’22):</text:p>
      <text:list xml:id="list2516690481" text:style-name="WWNum9">
        <text:list-item>
          <text:p text:style-name="P13"><text:a xlink:type="simple" xlink:href="https://rubygems.org/gems/oauth2" text:style-name="ListLabel_20_129" text:visited-style-name="ListLabel_20_129"><text:span text:style-name="T18">oauth2</text:span></text:a> - OAuth 2 Client; <text:span text:style-name="T27">maintainer</text:span> since 2017; 124MM DL</text:p>
        </text:list-item>
        <text:list-item>
          <text:p text:style-name="P13"><text:a xlink:type="simple" xlink:href="https://rubygems.org/gems/oauth" text:style-name="ListLabel_20_130" text:visited-style-name="ListLabel_20_130"><text:span text:style-name="T15">oauth</text:span></text:a><text:span text:style-name="T7"> - OAuth 1 Client &amp; Server; </text:span><text:span text:style-name="T27">maintainer</text:span> <text:span text:style-name="T7">since 2021</text:span>; 83MM DL</text:p>
        </text:list-item>
        <text:list-item>
          <text:p text:style-name="P13"><text:a xlink:type="simple" xlink:href="https://rubygems.org/gems/version_gem" text:style-name="ListLabel_20_129" text:visited-style-name="ListLabel_20_129"><text:span text:style-name="T18">version_gem</text:span></text:a> - Gemspec-compatible VERSION enhancer; <text:span text:style-name="T27">author</text:span>, 2022; 3.5MM DL</text:p>
        </text:list-item>
        <text:list-item>
          <text:p text:style-name="P13"><text:a xlink:type="simple" xlink:href="https://rubygems.org/gems/dynamoid" text:style-name="ListLabel_20_129" text:visited-style-name="ListLabel_20_129"><text:span text:style-name="T18">dynamoid</text:span></text:a> - Amazon DynamoDB ORM; <text:span text:style-name="T27">maintainer</text:span> since 2016; 2.8MM DL</text:p>
        </text:list-item>
        <text:list-item>
          <text:p text:style-name="P13"><text:a xlink:type="simple" xlink:href="https://rubygems.org/gems/gem_bench" text:style-name="ListLabel_20_129" text:visited-style-name="ListLabel_20_129"><text:span text:style-name="T18">gem_bench</text:span></text:a> - Gemfile static analysis; <text:span text:style-name="T27">author</text:span>, 2013; 2.8MM DL</text:p>
        </text:list-item>
        <text:list-item>
          <text:p text:style-name="P13"><text:a xlink:type="simple" xlink:href="https://rubygems.org/gems/flag_shih_tzu" text:style-name="ListLabel_20_129" text:visited-style-name="ListLabel_20_129"><text:span text:style-name="T18">flag_shih_tzu</text:span></text:a> - Bitfields for ActiveRecord; <text:span text:style-name="T27">maintainer</text:span> since 2012; 1.8MM DL</text:p>
        </text:list-item>
        <text:list-item>
          <text:p text:style-name="P13"><text:a xlink:type="simple" xlink:href="https://rubygems.org/gems/sanitize_email" text:style-name="ListLabel_20_129" text:visited-style-name="ListLabel_20_129"><text:span text:style-name="T18">sanitize_email</text:span></text:a> - Email condom for Ruby server; <text:span text:style-name="T27">author</text:span>, 2009; 1.5MM DL</text:p>
        </text:list-item>
        <text:list-item>
          <text:p text:style-name="P13"><text:a xlink:type="simple" xlink:href="https://rubygems.org/gems/omniauth-identity" text:style-name="ListLabel_20_129" text:visited-style-name="ListLabel_20_129"><text:span text:style-name="T18">omniauth-identity</text:span></text:a> - Trad un/pw adapter for omniauth; <text:span text:style-name="T27">maintainer</text:span> since 2020; 1.4MM DL</text:p>
        </text:list-item>
      </text:list>
      <text:p text:style-name="P8"/>
      <text:p text:style-name="P35"><text:bookmark text:name="_jnpl2vumys4g"/><text:span text:style-name="T30">Director of Engineering ⦚ </text:span><text:a xlink:type="simple" xlink:href="https://rivierapartners.com" text:style-name="ListLabel_20_134" text:visited-style-name="ListLabel_20_134"><text:span text:style-name="T21">Riviera Partners</text:span></text:a><text:span text:style-name="T30"> ⦚ </text:span>Feb <text:span text:style-name="T30">2020 </text:span>⦚ present <text:span text:style-name="T30">🦖</text:span>🪜<text:span text:style-name="T30">🪜</text:span></text:p>
      <text:p text:style-name="P36"><text:bookmark text:name="_bfeipjeegc9i"/>🥞Rails 5.2, Ruby 2.5…2.7, RSpec, psql, SQS, S3, <text:a xlink:type="simple" xlink:href="https://www.elastic.co/elasticsearch/" text:style-name="ListLabel_20_129" text:visited-style-name="ListLabel_20_129"><text:span text:style-name="T18">ES</text:span></text:a>, Sidekiq, k8, Hasura, GraphQL, CQRS+ES, Svelte, <text:a xlink:type="simple" xlink:href="https://github.com" text:style-name="ListLabel_20_129" text:visited-style-name="ListLabel_20_129"><text:span text:style-name="T18">GH</text:span></text:a>, <text:a xlink:type="simple" xlink:href="https://jenkins-x.io/" text:style-name="ListLabel_20_129" text:visited-style-name="ListLabel_20_129"><text:span text:style-name="T18">Jx</text:span></text:a></text:p>
      <text:list xml:id="list338509998" text:style-name="WWNum11">
        <text:list-item>
          <text:p text:style-name="P14"><text:span text:style-name="T12">Managed back-end </text:span>&amp;<text:span text:style-name="T12"> devops teams. Focused on infrastructure as code </text:span>&amp;<text:span text:style-name="T12"> services</text:span></text:p>
        </text:list-item>
        <text:list-item>
          <text:p text:style-name="P14">Order of magnitude improvement to response rate w/ a<text:span text:style-name="T31">utomated email </text:span>drips<text:span text:style-name="T31"> </text:span></text:p>
        </text:list-item>
        <text:list-item>
          <text:p text:style-name="P14">Promoted to Eng Manager, then Dir Eng; <text:span text:style-name="T31">Event Storming</text:span><text:span text:style-name="T12"> </text:span>to map business domain</text:p>
        </text:list-item>
        <text:list-item>
          <text:p text:style-name="P14"><text:span text:style-name="T31">U</text:span><text:span text:style-name="T12">pgrad</text:span><text:span text:style-name="T31">ed</text:span><text:span text:style-name="T12"> </text:span><text:span text:style-name="T31">tools, </text:span>deps<text:span text:style-name="T12"> </text:span>&amp;<text:span text:style-name="T12"> SSL certificates, patch</text:span><text:span text:style-name="T31">ed</text:span><text:span text:style-name="T12"> C</text:span><text:span text:style-name="T31">VE</text:span><text:span text:style-name="T12">s, </text:span><text:span text:style-name="T32">wrote </text:span><text:a xlink:type="simple" xlink:href="https://rubygems.org/gems/service_actor-promptable" text:style-name="ListLabel_20_135" text:visited-style-name="ListLabel_20_135"><text:span text:style-name="T22">service_actor-promptable</text:span></text:a></text:p>
        </text:list-item>
      </text:list>
      <text:p text:style-name="P6"><text:soft-page-break/></text:p>
      <text:p text:style-name="P34"><text:bookmark text:name="_ug63ikoxxa"/><text:span text:style-name="T30">Tech Advisor, Principal Engineer ⦚ </text:span><text:a xlink:type="simple" xlink:href="https://www.facebook.com/meetkarunahealth/" text:style-name="ListLabel_20_134" text:visited-style-name="ListLabel_20_134"><text:span text:style-name="T21">Karuna Health</text:span></text:a><text:span text:style-name="T30"> ⦚ </text:span>Nov <text:span text:style-name="T30">2018 </text:span>⦚ 1.5y</text:p>
      <text:p text:style-name="P36"><text:bookmark text:name="_c440sfrn2cg4"/>🥞Rails 5.2, Ruby 2.5…2.6, RSpec, psql, SQS, Protobuf, S3, <text:a xlink:type="simple" xlink:href="https://www.elastic.co/elasticsearch/" text:style-name="ListLabel_20_129" text:visited-style-name="ListLabel_20_129"><text:span text:style-name="T18">ES</text:span></text:a>, Sidekiq, Aptible, <text:a xlink:type="simple" xlink:href="https://github.com" text:style-name="ListLabel_20_129" text:visited-style-name="ListLabel_20_129"><text:span text:style-name="T18">GH</text:span></text:a></text:p>
      <text:list xml:id="list2914670587" text:style-name="WWNum1">
        <text:list-item>
          <text:p text:style-name="P21">Built email gateway, notification services, &amp; helped plan architecture of system</text:p>
        </text:list-item>
        <text:list-item>
          <text:p text:style-name="P21"><text:span text:style-name="T8">Advis</text:span><text:span text:style-name="T31">ed</text:span><text:span text:style-name="T8"> on technology </text:span>&amp;<text:span text:style-name="T8"> hiring at Karuna Health</text:span>; <text:span text:style-name="T31">A</text:span><text:span text:style-name="T8">cquired by </text:span><text:a xlink:type="simple" xlink:href="https://www.commure.com/" text:style-name="ListLabel_20_136" text:visited-style-name="ListLabel_20_136"><text:span text:style-name="T16">Commure</text:span></text:a><text:a xlink:type="simple" xlink:href="https://www.commure.com/" text:style-name="ListLabel_20_136" text:visited-style-name="ListLabel_20_136"><text:span text:style-name="T16">, Inc</text:span></text:a></text:p>
        </text:list-item>
      </text:list>
      <text:p text:style-name="P4"/>
      <text:p text:style-name="P35"><text:bookmark text:name="_g6ga4h9l23nw"/><text:span text:style-name="T30">Principal Engineer</text:span>, Founder<text:span text:style-name="T30"> ⦚ </text:span><text:a xlink:type="simple" xlink:href="https://9thbit.net" text:style-name="ListLabel_20_134" text:visited-style-name="ListLabel_20_134"><text:span text:style-name="T21">9thBit LLC</text:span></text:a><text:span text:style-name="T30"> ⦚ Nov 2018</text:span> ⦚ 1.1y<text:span text:style-name="T30"> 🦖📜</text:span></text:p>
      <text:p text:style-name="Heading_20_3"><text:bookmark text:name="_5lg993fi25a9"/>🥞Rails 5.2, Ruby 2.4=&gt;2.6, React v16, Redux, RSpec, psql, S3, <text:a xlink:type="simple" xlink:href="https://www.elastic.co/elasticsearch/" text:style-name="ListLabel_20_129" text:visited-style-name="ListLabel_20_129"><text:span text:style-name="T18">ES</text:span></text:a>, Sidekiq, <text:a xlink:type="simple" xlink:href="https://github.com" text:style-name="ListLabel_20_129" text:visited-style-name="ListLabel_20_129"><text:span text:style-name="T18">GH</text:span></text:a>, Cypress, Contentful</text:p>
      <text:list xml:id="list150949914508473" text:continue-list="list338509998" text:style-name="WWNum11">
        <text:list-item>
          <text:p text:style-name="P22"><text:span text:style-name="T7">Initial 6 month contract extended to 12 months to work on following products:</text:span></text:p>
          <text:list>
            <text:list-item>
              <text:p text:style-name="P29"><text:a xlink:type="simple" xlink:href="https://gainbridge.io/" text:style-name="ListLabel_20_129" text:visited-style-name="ListLabel_20_129"><text:span text:style-name="T18">Gainbridge</text:span></text:a>, <text:a xlink:type="simple" xlink:href="https://www.delawarelife.com/" text:style-name="ListLabel_20_129" text:visited-style-name="ListLabel_20_129"><text:span text:style-name="T18">Delaware Life</text:span></text:a>, <text:a xlink:type="simple" xlink:href="https://www.group1001.com/" text:style-name="ListLabel_20_129" text:visited-style-name="ListLabel_20_129"><text:span text:style-name="T18">Group1001</text:span></text:a>, Relay Rewards (offline)</text:p>
            </text:list-item>
          </text:list>
        </text:list-item>
        <text:list-item>
          <text:p text:style-name="P22">Primary developer of all Rails-based apps (Relay Rewards &amp; Group1001)</text:p>
        </text:list-item>
        <text:list-item>
          <text:p text:style-name="P22"><text:span text:style-name="T7">Developing front end (Gainbridge, React v16)</text:span>, SME for analytics, &amp;<text:span text:style-name="T7"> E2E specs in Cypress</text:span></text:p>
        </text:list-item>
      </text:list>
      <text:p text:style-name="P37"><text:bookmark text:name="_3uaavl9inmz5"/></text:p>
      <text:p text:style-name="P34"><text:bookmark text:name="_m48pgwuhmu0b"/><text:span text:style-name="T30">Principal Engineer</text:span>, Founder<text:span text:style-name="T30"> ⦚ </text:span><text:a xlink:type="simple" xlink:href="https://9thbit.net" text:style-name="ListLabel_20_134" text:visited-style-name="ListLabel_20_134"><text:span text:style-name="T21">9thBit LLC</text:span></text:a><text:span text:style-name="T30"> ⦚ May 2016 </text:span>⦚ 2.5y<text:span text:style-name="T30"> 🦖📜</text:span>📜</text:p>
      <text:p text:style-name="P36"><text:bookmark text:name="_t46c7pcl2b84"/>🥞Rails 4.2, Ruby 2.0…2.3, RSpec, psql, DynamoDB, AWS S3 &amp; <text:a xlink:type="simple" xlink:href="https://aws.amazon.com/cloudwatch/" text:style-name="ListLabel_20_129" text:visited-style-name="ListLabel_20_129"><text:span text:style-name="T18">CW</text:span></text:a>, <text:a xlink:type="simple" xlink:href="https://www.elastic.co/elasticsearch/" text:style-name="ListLabel_20_129" text:visited-style-name="ListLabel_20_129"><text:span text:style-name="T18">ES</text:span></text:a>, Mongo, Resque, <text:a xlink:type="simple" xlink:href="https://bitbucket.org/" text:style-name="ListLabel_20_129" text:visited-style-name="ListLabel_20_129"><text:span text:style-name="T18">BB</text:span></text:a>, <text:a xlink:type="simple" xlink:href="https://www.digitalocean.com/" text:style-name="ListLabel_20_129" text:visited-style-name="ListLabel_20_129"><text:span text:style-name="T18">DO</text:span></text:a>, <text:a xlink:type="simple" xlink:href="https://www.datadoghq.com/" text:style-name="ListLabel_20_129" text:visited-style-name="ListLabel_20_129"><text:span text:style-name="T18">DD</text:span></text:a>, <text:a xlink:type="simple" xlink:href="https://newrelic.com/" text:style-name="ListLabel_20_129" text:visited-style-name="ListLabel_20_129"><text:span text:style-name="T18">NR</text:span></text:a>, <text:a xlink:type="simple" xlink:href="https://www.salesforce.com/" text:style-name="ListLabel_20_129" text:visited-style-name="ListLabel_20_129"><text:span text:style-name="T18">SF</text:span></text:a></text:p>
      <text:list xml:id="list1182865595" text:style-name="WWNum3">
        <text:list-item>
          <text:p text:style-name="P15">Contract with cloud intelligence company extended 2x</text:p>
        </text:list-item>
        <text:list-item>
          <text:p text:style-name="P15">Ti<text:span text:style-name="T7">me-series collection &amp; analytics of changes </text:span>to<text:span text:style-name="T7"> </text:span><text:span text:style-name="T10">the internet (writ large)</text:span>; DevOps tooling</text:p>
        </text:list-item>
        <text:list-item>
          <text:p text:style-name="P15">B<text:span text:style-name="T7">enchmarked, </text:span>&amp;<text:span text:style-name="T7"> automated </text:span>internet monitoring; Reports for<text:span text:style-name="T7"> F100 enterprise customers</text:span></text:p>
        </text:list-item>
        <text:list-item>
          <text:p text:style-name="P15">Wrote <text:a xlink:type="simple" xlink:href="https://github.com/pboling/debug_logging" text:style-name="ListLabel_20_129" text:visited-style-name="ListLabel_20_129"><text:span text:style-name="T18">debug_logging</text:span></text:a> to non-intrusively assist with complex debugging in production</text:p>
        </text:list-item>
      </text:list>
      <text:p text:style-name="P4"/>
      <text:p text:style-name="P34"><text:bookmark text:name="_c3vyx59154lc"/><text:span text:style-name="T30">Principal Engineer ⦚ </text:span><text:a xlink:type="simple" xlink:href="https://boltthreads.com/" text:style-name="ListLabel_20_134" text:visited-style-name="ListLabel_20_134"><text:span text:style-name="T21">Bolt Threads</text:span></text:a><text:span text:style-name="T30"> ⦚ Sep 2017</text:span> ⦚ 0.8y 🦖</text:p>
      <text:p text:style-name="Heading_20_3"><text:bookmark text:name="_k2x60k27t6l3"/><text:soft-page-break/>🥞Rails 4.2…5.2, Ruby 2.3…2.5, RSpec, psql, Ubuntu, OPC DA</text:p>
      <text:list xml:id="list150949568624322" text:continue-list="list150949914508473" text:style-name="WWNum11">
        <text:list-item>
          <text:p text:style-name="P22"><text:span text:style-name="T7">Lab Information Management System (LIMS) </text:span>maintenance &amp;<text:span text:style-name="T7"> selection of replacement</text:span></text:p>
        </text:list-item>
        <text:list-item>
          <text:p text:style-name="P22">Hired<text:span text:style-name="T7"> </text:span>Eng<text:span text:style-name="T7"> leadership team: </text:span>VP Eng<text:span text:style-name="T7">, </text:span>Dir Eng<text:span text:style-name="T7">, &amp; </text:span>others</text:p>
        </text:list-item>
        <text:list-item>
          <text:p text:style-name="P22">Integrated<text:span text:style-name="T7"> OPC DA services</text:span>; <text:span text:style-name="T7">Instrumented a Stoll industrial knitting machine</text:span></text:p>
        </text:list-item>
        <text:list-item>
          <text:p text:style-name="P22"><text:span text:style-name="T7">Completed “Leadership Fundamentals” intensive training</text:span></text:p>
        </text:list-item>
      </text:list>
      <text:p text:style-name="P4"/>
      <text:p text:style-name="P34"><text:bookmark text:name="_y9topctynytv"/><text:span text:style-name="T30">Principal Engineer Team Lead ⦚ </text:span><text:a xlink:type="simple" xlink:href="https://invoice.2go.com/" text:style-name="ListLabel_20_134" text:visited-style-name="ListLabel_20_134"><text:span text:style-name="T21">Invoice2go</text:span></text:a><text:span text:style-name="T30"> ⦚ Jan 2016</text:span> ⦚ 1.1y<text:span text:style-name="T30"> 🦖🪜</text:span></text:p>
      <text:p text:style-name="Heading_20_3"><text:bookmark text:name="_vndqpruecbpr"/>🥞Rails 4.2, Ruby 2.3, RSpec, AngularJS 1.4, psql, S3, <text:a xlink:type="simple" xlink:href="https://www.elastic.co/elasticsearch/" text:style-name="ListLabel_20_129" text:visited-style-name="ListLabel_20_129"><text:span text:style-name="T18">ES</text:span></text:a>, Redis, Sidekiq, CircleCI, Jenkins, <text:a xlink:type="simple" xlink:href="https://github.com/enterprise" text:style-name="ListLabel_20_129" text:visited-style-name="ListLabel_20_129"><text:span text:style-name="T18">GH Enterprise</text:span></text:a>, <text:a xlink:type="simple" xlink:href="https://www.zendesk.com/" text:style-name="ListLabel_20_129" text:visited-style-name="ListLabel_20_129"><text:span text:style-name="T18">ZD</text:span></text:a>, <text:a xlink:type="simple" xlink:href="https://newrelic.com/" text:style-name="ListLabel_20_129" text:visited-style-name="ListLabel_20_129"><text:span text:style-name="T18">NR</text:span></text:a></text:p>
      <text:list xml:id="list39735433" text:style-name="WWNum4">
        <text:list-item>
          <text:p text:style-name="P25">Managed &amp; led<text:span text:style-name="T7"> web team in developing a revamped web app</text:span></text:p>
        </text:list-item>
        <text:list-item>
          <text:p text:style-name="P25">Managed automation team (developer tools); git flow &amp; supporting toolchain</text:p>
        </text:list-item>
        <text:list-item>
          <text:p text:style-name="P25"><text:span text:style-name="T7">Designed </text:span>&amp;<text:span text:style-name="T7"> implemented feature flags; allow</text:span>ed<text:span text:style-name="T7"> synch</text:span>’d <text:span text:style-name="T7">multi-client feature releases</text:span></text:p>
        </text:list-item>
        <text:list-item>
          <text:p text:style-name="P25">Promoted to Principal Engineer &amp; assigned l<text:span text:style-name="T7">eadership role in Jakarta office</text:span></text:p>
        </text:list-item>
      </text:list>
      <text:p text:style-name="P2"/>
      <text:p text:style-name="P34"><text:bookmark text:name="_ru9p3iw4gopw"/>Staff Engineer<text:span text:style-name="T30"> ⦚ </text:span><text:a xlink:type="simple" xlink:href="http://www.trumaker.com" text:style-name="ListLabel_20_134" text:visited-style-name="ListLabel_20_134"><text:span text:style-name="T21">Trumaker &amp; Co</text:span></text:a><text:span text:style-name="T30"> ⦚ Apr 2014</text:span> ⦚ 2y</text:p>
      <text:p text:style-name="Heading_20_3"><text:bookmark text:name="_jo4d971vcvt8"/>🥞Rails 3.2, Ruby 2.0…2.1, RSpec, React, Ember, Haml, Slim, SASS, psql, S3, Sidekiq, TravisCI, <text:a xlink:type="simple" xlink:href="https://github.com" text:style-name="ListLabel_20_129" text:visited-style-name="ListLabel_20_129"><text:span text:style-name="T18">GH</text:span></text:a>, <text:a xlink:type="simple" xlink:href="https://www.salesforce.com/" text:style-name="ListLabel_20_129" text:visited-style-name="ListLabel_20_129"><text:span text:style-name="T18">SF</text:span></text:a>, <text:a xlink:type="simple" xlink:href="https://newrelic.com/" text:style-name="ListLabel_20_129" text:visited-style-name="ListLabel_20_129"><text:span text:style-name="T18">NR</text:span></text:a>, Heroku</text:p>
      <text:list xml:id="list150950126569046" text:continue-list="list150949568624322" text:style-name="WWNum11">
        <text:list-item>
          <text:p text:style-name="P26"><text:span text:style-name="T7">Extract</text:span>ed<text:span text:style-name="T7"> front-end parts to ember-cli </text:span>&amp;<text:span text:style-name="T7"> react thin clients</text:span>; M<text:span text:style-name="T7">oderniz</text:span>ed<text:span text:style-name="T7"> APIs</text:span>, &amp; code patterns</text:p>
        </text:list-item>
        <text:list-item>
          <text:p text:style-name="P26">N<text:span text:style-name="T7">ew product </text:span>launches, ordering<text:span text:style-name="T7">, </text:span>manufacturing, <text:span text:style-name="T7">shipping</text:span> &amp; inventory business logic</text:p>
        </text:list-item>
        <text:list-item>
          <text:p text:style-name="P26">F<text:span text:style-name="T7">ully spec’d 12-state Lead CRM tool w/ </text:span>sales attribution framework (commissions)</text:p>
          <text:list>
            <text:list-item>
              <text:p text:style-name="P32"><text:span text:style-name="T7">Integrated Salesforce </text:span>w/ 2-way real-time sync <text:span text:style-name="T7">via my </text:span><text:a xlink:type="simple" xlink:href="https://rubygems.org/gems/celluloid-io-pg-listener" text:style-name="ListLabel_20_130" text:visited-style-name="ListLabel_20_130"><text:span text:style-name="T15">celluloid-io-pg-listener</text:span></text:a><text:span text:style-name="T7"> gem</text:span></text:p>
            </text:list-item>
          </text:list>
        </text:list-item>
        <text:list-item>
          <text:p text:style-name="P26">Front-end tools, Thor app; wrote <text:a xlink:type="simple" xlink:href="https://rubygems.org/gems/status_tag" text:style-name="ListLabel_20_129" text:visited-style-name="ListLabel_20_129"><text:span text:style-name="T18">status_tag</text:span></text:a>, &amp; <text:a xlink:type="simple" xlink:href="https://rubygems.org/gems/destination_errors" text:style-name="ListLabel_20_129" text:visited-style-name="ListLabel_20_129"><text:span text:style-name="T18">destination_errors</text:span></text:a></text:p>
        </text:list-item>
      </text:list>
      <text:p text:style-name="P2"/>
      <text:p text:style-name="P34"><text:bookmark text:name="_pntfs1ljgiif"/><text:soft-page-break/>Staff<text:span text:style-name="T30"> Engineer</text:span>, Founder<text:span text:style-name="T30"> ⦚ </text:span><text:a xlink:type="simple" xlink:href="https://9thbit.net" text:style-name="ListLabel_20_134" text:visited-style-name="ListLabel_20_134"><text:span text:style-name="T21">9thBit LLC</text:span></text:a><text:span text:style-name="T30"> ⦚ Aug 2013</text:span> ⦚ 1.3y 📜</text:p>
      <text:p text:style-name="Heading_20_3"><text:bookmark text:name="_t6p1cr2v6tbe"/>🥞Ruby 1.8…2.1, CGI, FastCGI, Mail gem, RSpec, Oracle 11g, rbenv, bash, daemons, RedHat linux</text:p>
      <text:list xml:id="list2824416113" text:style-name="WWNum14">
        <text:list-item>
          <text:p text:style-name="P27"><text:span text:style-name="T7">Initial 9 month contact with </text:span><text:a xlink:type="simple" xlink:href="http://cpg.org" text:style-name="ListLabel_20_130" text:visited-style-name="ListLabel_20_130"><text:span text:style-name="T15">Church Pension Group</text:span></text:a><text:span text:style-name="T7"> extended </text:span>to<text:span text:style-name="T7"> project completion</text:span></text:p>
        </text:list-item>
        <text:list-item>
          <text:p text:style-name="P27"><text:span text:style-name="T2">Forensic </text:span>modernization of service layer; S<text:span text:style-name="T2">upport varied clients </text:span><text:span text:style-name="T7">&amp;</text:span><text:span text:style-name="T2"> regression test suite</text:span></text:p>
        </text:list-item>
        <text:list-item>
          <text:p text:style-name="P27">A<text:span text:style-name="T2">ccount locking</text:span>, <text:span text:style-name="T2">token expiry</text:span>, <text:span text:style-name="T2">daemon infrastructure</text:span>;<text:span text:style-name="T2"> improved `make` system</text:span></text:p>
        </text:list-item>
        <text:list-item>
          <text:p text:style-name="P27"><text:span text:style-name="T2">10x perf of internal services</text:span>, <text:span text:style-name="T2">20 req/s </text:span>increased to &gt;<text:span text:style-name="T2"> 200 req/s</text:span></text:p>
        </text:list-item>
      </text:list>
      <text:p text:style-name="P3"/>
      <text:p text:style-name="P34"><text:bookmark text:name="_t2ntap5i99ac"/><text:span text:style-name="T30">Chief Technology Officer, Co-founder ⦚ </text:span><text:a xlink:type="simple" xlink:href="https://www.crunchbase.com/organization/acquaintable" text:style-name="ListLabel_20_134" text:visited-style-name="ListLabel_20_134"><text:span text:style-name="T21">Acquaintable</text:span></text:a><text:span text:style-name="T30"> ⦚ Jun 2012</text:span> ⦚ 1.4y</text:p>
      <text:p text:style-name="Heading_20_3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9" text:visited-style-name="ListLabel_20_129"><text:span text:style-name="T18">GH</text:span></text:a>, Librato, <text:a xlink:type="simple" xlink:href="https://newrelic.com/" text:style-name="ListLabel_20_129" text:visited-style-name="ListLabel_20_129"><text:span text:style-name="T18">NR</text:span></text:a>, Heroku</text:p>
      <text:list xml:id="list150949446908840" text:continue-list="list150950126569046" text:style-name="WWNum11">
        <text:list-item>
          <text:p text:style-name="P22">Co-founded, implemented<text:span text:style-name="T7"> </text:span>socially-curated dating through FoF</text:p>
        </text:list-item>
        <text:list-item>
          <text:p text:style-name="P22"><text:span text:style-name="T7">Mobile</text:span>-<text:span text:style-name="T7">first, responsive </text:span>SPA<text:span text:style-name="T7">, touch-enabled</text:span>; Full matching ux<text:span text:style-name="T7"> within 10</text:span>s</text:p>
        </text:list-item>
        <text:list-item>
          <text:p text:style-name="P22"><text:span text:style-name="T7">Accepted into Entrepreneurs Roundtable Accelerator Winter 2013 class (ERA - NYC)</text:span></text:p>
        </text:list-item>
        <text:list-item>
          <text:p text:style-name="P22">S<text:span text:style-name="T7">uccessful exit via </text:span>acquisition by Reveal (Microsoft Ventures backed)</text:p>
        </text:list-item>
      </text:list>
      <text:p text:style-name="P4"/>
      <text:p text:style-name="P34"><text:bookmark text:name="_pyuioxo0snac"/><text:span text:style-name="T30">Senior Engineer </text:span>Team Lead<text:span text:style-name="T30"> ⦚ </text:span><text:a xlink:type="simple" xlink:href="https://www.bloomberg.com" text:style-name="ListLabel_20_134" text:visited-style-name="ListLabel_20_134"><text:span text:style-name="T21">Bloomberg LP</text:span></text:a><text:span text:style-name="T30"> ⦚ Aug 2010</text:span> ⦚ 2.3y<text:span text:style-name="T30"> 🪜</text:span></text:p>
      <text:p text:style-name="Heading_20_3"><text:bookmark text:name="_enpaspohdt12"/>🥞Rails 2.3…3.2, Ruby 1.8…1.9, Grape, RSpec, RequireJS, Foundation, Slim, SASS, SOAP, Unicorn, Puma, TeamCity, Git</text:p>
      <text:list xml:id="list269689757" text:style-name="WWNum6">
        <text:list-item>
          <text:p text:style-name="P23"><text:span text:style-name="T7">1</text:span><text:span text:style-name="T33">st</text:span><text:span text:style-name="T7"> Employee (</text:span>Bloomberg Black) -<text:span text:style-name="T7"> </text:span>Hired<text:span text:style-name="T7"> team of 1</text:span>0;<text:span text:style-name="T7"> </text:span>Promoted to Rails Team co-Lead</text:p>
        </text:list-item>
        <text:list-item>
          <text:p text:style-name="P23">Auto-curation &amp; dynamism of<text:span text:style-name="T7"> VCR recordings</text:span> for <text:span text:style-name="T7">service </text:span>isolation</text:p>
        </text:list-item>
        <text:list-item>
          <text:p text:style-name="P23">JS<text:span text:style-name="T7"> flyout menus,</text:span> <text:span text:style-name="T7">scrollspy, breadcrumbs</text:span>; 10ms/req faster <text:span text:style-name="T7">middleware</text:span></text:p>
        </text:list-item>
        <text:list-item>
          <text:p text:style-name="P23">FE &amp; BE of CMS supporting SSR &amp; AJAX; P<text:span text:style-name="T7">latform </text:span>support <text:span text:style-name="T7">– Windows, RedHat &amp; MacOS</text:span></text:p>
        </text:list-item>
      </text:list>
      <text:p text:style-name="P4"/>
      <text:p text:style-name="P34"><text:bookmark text:name="_v10ut8ifg3wm"/><text:soft-page-break/>Senior Engineer Team Lead, Founder<text:span text:style-name="T30"> ⦚ </text:span><text:a xlink:type="simple" xlink:href="https://9thbit.net" text:style-name="ListLabel_20_134" text:visited-style-name="ListLabel_20_134"><text:span text:style-name="T21">9thBit LLC</text:span></text:a><text:span text:style-name="T30"> ⦚ Sep 2008</text:span> ⦚ 6.1y<text:span text:style-name="T30"> </text:span>🪜📜</text:p>
      <text:p text:style-name="Heading_20_3"><text:bookmark text:name="_n9enco8gmjo1"/>🥞Rails 2.0…2.3, Rails LTS, Ruby 1.8…2.2, RSpec, Haml, CSS, MySQL, Mongrel, Unicorn, TravisCI, <text:a xlink:type="simple" xlink:href="https://github.com" text:style-name="ListLabel_20_129" text:visited-style-name="ListLabel_20_129"><text:span text:style-name="T18">GH</text:span></text:a>, Redmine, <text:a xlink:type="simple" xlink:href="https://newrelic.com/" text:style-name="ListLabel_20_129" text:visited-style-name="ListLabel_20_129"><text:span text:style-name="T18">NR</text:span></text:a></text:p>
      <text:list xml:id="list150949684612543" text:continue-list="list150949446908840" text:style-name="WWNum11">
        <text:list-item>
          <text:p text:style-name="P22">Contract with <text:a xlink:type="simple" xlink:href="https://www.youtube.com/watch?v=b8f6mPkChrs" text:style-name="ListLabel_20_129" text:visited-style-name="ListLabel_20_129"><text:span text:style-name="T18">Timeperks</text:span></text:a> (early B2B2C DoorDash); Promoted to Team Lead</text:p>
        </text:list-item>
        <text:list-item>
          <text:p text:style-name="P22"><text:span text:style-name="T7">CX ghosting/masquerade tool</text:span>, &amp; <text:span text:style-name="T7">reporting features (utiliz</text:span>ing<text:span text:style-name="T7"> my </text:span><text:a xlink:type="simple" xlink:href="https://rubygems.org/gems/csv_pirate" text:style-name="ListLabel_20_130" text:visited-style-name="ListLabel_20_130"><text:span text:style-name="T15">csv_pirate</text:span></text:a><text:span text:style-name="T7"> gem)</text:span></text:p>
        </text:list-item>
        <text:list-item>
          <text:p text:style-name="P22">Implemented th<text:span text:style-name="T7">ree-way marketplace payment</text:span>s via<text:span text:style-name="T7"> Amazon FPS</text:span>; began maintaining <text:a xlink:type="simple" xlink:href="https://rubygems.org/gems/remit" text:style-name="ListLabel_20_130" text:visited-style-name="ListLabel_20_130"><text:span text:style-name="T15">remit</text:span></text:a></text:p>
        </text:list-item>
      </text:list>
      <text:p text:style-name="P5"/>
      <text:p text:style-name="P34"><text:bookmark text:name="_kd5j9raf77f7"/>Senior Engineer Team Lead, Partner<text:span text:style-name="T30"> ⦚ </text:span><text:a xlink:type="simple" xlink:href="https://www.crunchbase.com/organization/sagebit" text:style-name="ListLabel_20_134" text:visited-style-name="ListLabel_20_134"><text:span text:style-name="T21">Sagebit, LLC</text:span></text:a><text:span text:style-name="T30"> ⦚ Jun 2007</text:span> ⦚ 4.6y<text:span text:style-name="T30"> </text:span>🪜🪜</text:p>
      <text:p text:style-name="Heading_20_3"><text:bookmark text:name="_aikqhadq9g5s"/>🥞Rails 1.2…3.1, Ruby 1.8…1.9, RSpec, Haml, CSS, jQuery, MySQL, Mongrel, Unicorn, <text:a xlink:type="simple" xlink:href="https://github.com" text:style-name="ListLabel_20_129" text:visited-style-name="ListLabel_20_129"><text:span text:style-name="T18">GH</text:span></text:a>, Redmine, Debian, Ubuntu</text:p>
      <text:list xml:id="list3116385518" text:style-name="WWNum10">
        <text:list-item>
          <text:p text:style-name="P16">Hired, mentored, trained team of 5 in Ruby, Rails, REST, &amp; stateless programming</text:p>
          <text:list>
            <text:list-item>
              <text:p text:style-name="P30">Promoted to Team Lead, then Partner; Led buildout of <text:a xlink:type="simple" xlink:href="https://www.radiobookmark.com/" text:style-name="ListLabel_20_129" text:visited-style-name="ListLabel_20_129"><text:span text:style-name="T18">RadioBookmark</text:span></text:a>’s back-end</text:p>
            </text:list-item>
          </text:list>
        </text:list-item>
        <text:list-item>
          <text:p text:style-name="P16"><text:span text:style-name="T7">Development, testing, deployment, </text:span>&amp;<text:span text:style-name="T7"> refactoring internal projects</text:span> (now offline)<text:span text:style-name="T7">:</text:span></text:p>
          <text:list>
            <text:list-item>
              <text:p text:style-name="P30">Sports management, event finder &amp; tickets, spam analysis</text:p>
            </text:list-item>
          </text:list>
        </text:list-item>
        <text:list-item>
          <text:p text:style-name="P16">Led team of 10 developers converting <text:a xlink:type="simple" xlink:href="http://asmallworld.com/" text:style-name="ListLabel_20_129" text:visited-style-name="ListLabel_20_129"><text:span text:style-name="T18">aSmallWorld</text:span></text:a> to Rails</text:p>
          <text:list>
            <text:list-item>
              <text:p text:style-name="P30">LB’d<text:span text:style-name="T7"> roll</text:span>ing <text:span text:style-name="T7">32 server prod</text:span> env; 2MM uniques/month, &amp; 300K page views/day</text:p>
            </text:list-item>
            <text:list-item>
              <text:p text:style-name="P30">Data migration; F<text:span text:style-name="T7">orum, photo sharing, friend network, </text:span>page &amp; user tracking</text:p>
            </text:list-item>
            <text:list-item>
              <text:p text:style-name="P30">P<text:span text:style-name="T7">olymorphic CMS</text:span>; Advertising engine for Estee Lauder &amp; Mercedes-Mclaren</text:p>
            </text:list-item>
          </text:list>
        </text:list-item>
      </text:list>
      <text:p text:style-name="P5"/>
      <text:p text:style-name="P34"><text:bookmark text:name="_cub3h7r4zzv"/>Senior Engineer, Founder<text:span text:style-name="T30"> ⦚ </text:span><text:a xlink:type="simple" xlink:href="https://9thbit.net" text:style-name="ListLabel_20_134" text:visited-style-name="ListLabel_20_134"><text:span text:style-name="T21">9thBit LLC</text:span></text:a><text:span text:style-name="T30"> ⦚ Dec 2009</text:span> ⦚ 0.7y 📜</text:p>
      <text:p text:style-name="Heading_20_3"><text:bookmark text:name="_y3srlzlwsrib"/>🥞Rails 2.3, Ruby 1.9, RSpec, Memcached, EPub</text:p>
      <text:list xml:id="list150949625497979" text:continue-list="list150949684612543" text:style-name="WWNum11">
        <text:list-item>
          <text:p text:style-name="P14">6 month contract extended; <text:a xlink:type="simple" xlink:href="http://biblegateway.com" text:style-name="ListLabel_20_129" text:visited-style-name="ListLabel_20_129"><text:span text:style-name="T18">BibleGateway, Zondervan</text:span></text:a> (Harper-Collins), US top 10 website</text:p>
        </text:list-item>
        <text:list-item>
          <text:p text:style-name="P22"><text:span text:style-name="T7">Developed Google-inspired search engine</text:span>, based on my gem <text:a xlink:type="simple" xlink:href="http://github.com/pboling/awesome_search" text:style-name="ListLabel_20_129" text:visited-style-name="ListLabel_20_129"><text:span text:style-name="T18">awesome_search</text:span></text:a></text:p>
        </text:list-item>
        <text:list-item>
          <text:p text:style-name="P22"><text:soft-page-break/>Tool for i<text:span text:style-name="T7">mport</text:span>ing<text:span text:style-name="T7"> publications</text:span> in many formats, w/ incremental <text:span text:style-name="T7">Solr</text:span> indexing</text:p>
        </text:list-item>
        <text:list-item>
          <text:p text:style-name="P22">Text<text:span text:style-name="T7"> parser</text:span> publishing <text:span text:style-name="T7">HTML</text:span> w/ <text:span text:style-name="T7">footnote</text:span> decoration; exception handling &amp; reporting</text:p>
        </text:list-item>
      </text:list>
      <text:p text:style-name="P4"/>
      <text:p text:style-name="P34"><text:bookmark text:name="_ovsu95jt1jvs"/><text:span text:style-name="T30">Engineer</text:span>, Founder<text:span text:style-name="T30"> ⦚ </text:span><text:a xlink:type="simple" xlink:href="https://9thbit.net" text:style-name="ListLabel_20_134" text:visited-style-name="ListLabel_20_134"><text:span text:style-name="T21">9thBit LLC</text:span></text:a><text:span text:style-name="T30"> ⦚ Mar 2007</text:span> ⦚ 3.4y 📜</text:p>
      <text:p text:style-name="Heading_20_3"><text:bookmark text:name="_yldyk8ng7p6v"/>🥞Rails 1.2…2.3, Ruby 1.8…1.9, MySQL, Redmine, DJ, jQuery, AJAX, CSS, Debian, Ubuntu, Bash</text:p>
      <text:list xml:id="list1640437569" text:style-name="WWNum5">
        <text:list-item>
          <text:p text:style-name="P17">Contracted to write a credit union web application</text:p>
          <text:list>
            <text:list-item>
              <text:p text:style-name="P31">T<text:span text:style-name="T7">ransfer money </text:span>in &amp; out via third party financial institutions; $13MM transferred</text:p>
            </text:list-item>
            <text:list-item>
              <text:p text:style-name="P31"><text:span text:style-name="T7">Admin back-end</text:span>, fraud detection, notifications &amp; CX system, with knowledge base</text:p>
            </text:list-item>
            <text:list-item>
              <text:p text:style-name="P31"><text:span text:style-name="T7">Interest</text:span>,<text:span text:style-name="T7"> audits</text:span>,<text:span text:style-name="T7"> reconciliation</text:span>, <text:span text:style-name="T7">KYC</text:span>,<text:span text:style-name="T7"> </text:span>a<text:span text:style-name="T7">ccount statements, </text:span>&amp;<text:span text:style-name="T7"> ledgers; </text:span>a<text:span text:style-name="T7">ll DevOps</text:span></text:p>
            </text:list-item>
          </text:list>
        </text:list-item>
        <text:list-item>
          <text:p text:style-name="P17">Contracted to write a “physical letters to Legislators as a Service” web app</text:p>
        </text:list-item>
      </text:list>
      <text:p text:style-name="P4"/>
      <text:p text:style-name="P34"><text:bookmark text:name="_nxc7e04umnyw"/><text:span text:style-name="T30">Engineer, Founder ⦚ </text:span><text:a xlink:type="simple" xlink:href="https://9thbit.net" text:style-name="ListLabel_20_134" text:visited-style-name="ListLabel_20_134"><text:span text:style-name="T21">9thBit LLC</text:span></text:a><text:span text:style-name="T30"> ⦚ Aug 2008</text:span> ⦚ 2.1y 📜</text:p>
      <text:p text:style-name="Heading_20_3"><text:bookmark text:name="_mgicroppmzs"/>🥞Rails 2.1…2.3, Ruby 1.8…1.9, RSpec</text:p>
      <text:list xml:id="list150949906112149" text:continue-list="list150949625497979" text:style-name="WWNum11">
        <text:list-item>
          <text:p text:style-name="P14">Profit-sharing contract extended with <text:a xlink:type="simple" xlink:href="https://www.crunchbase.com/organization/neighborino" text:style-name="ListLabel_20_130" text:visited-style-name="ListLabel_20_130"><text:span text:style-name="T15">Neighborino, LLC</text:span></text:a> (venture development)</text:p>
        </text:list-item>
        <text:list-item>
          <text:p text:style-name="P14">P<text:span text:style-name="T7">hoto uploading</text:span> &amp; <text:span text:style-name="T7">sharing, form handling, messaging, advertising services, calendaring</text:span></text:p>
        </text:list-item>
        <text:list-item>
          <text:p text:style-name="P14"><text:span text:style-name="T7">Created a mailer daemon system</text:span> to<text:span text:style-name="T7"> </text:span>send emails without end-user impact</text:p>
        </text:list-item>
      </text:list>
      <text:p text:style-name="P37"><text:bookmark text:name="_ful69bgdfvg3"/></text:p>
      <text:p text:style-name="P34"><text:bookmark text:name="_7647vhbsbucy"/><text:span text:style-name="T30">Engineer ⦚ </text:span><text:a xlink:type="simple" xlink:href="http://iac.iga.in.gov/iac/irtoc.htm" text:style-name="ListLabel_20_134" text:visited-style-name="ListLabel_20_134"><text:span text:style-name="T21">Legislative Services Agency</text:span></text:a><text:span text:style-name="T30"> ⦚ Apr 2006</text:span> ⦚ 1.3y</text:p>
      <text:p text:style-name="Heading_20_3"><text:bookmark text:name="_8fe374mqeb3o"/>🥞Rails 1.1…1.2, Ruby 1.8, Oracle 8i, 9i &amp; 10g, jQuery, CSS, Redhat, IIS, XML, XSL, Tomcat, Cocoon, C#, Google Mini</text:p>
      <text:list xml:id="list3938846918" text:style-name="WWNum13">
        <text:list-item>
          <text:p text:style-name="P24"><text:a xlink:type="simple" xlink:href="http://iac.iga.in.gov/iac/irtoc.htm" text:style-name="ListLabel_20_130" text:visited-style-name="ListLabel_20_130"><text:span text:style-name="T15">Indiana Register</text:span></text:a><text:span text:style-name="T7"> </text:span>&amp; <text:a xlink:type="simple" xlink:href="http://iac.iga.in.gov/iac/iac_title" text:style-name="ListLabel_20_129" text:visited-style-name="ListLabel_20_129"><text:span text:style-name="T18">Administrative Code</text:span></text:a> site -<text:span text:style-name="T7"> official documents auto-published</text:span></text:p>
          <text:list>
            <text:list-item>
              <text:p text:style-name="P33">XML &amp; XSLT; Designed layout, created CSS; 15+ years on still beautiful and fast!</text:p>
            </text:list-item>
            <text:list-item>
              <text:p text:style-name="P33"><text:soft-page-break/>Programmed <text:span text:style-name="T7">Google Mini search appliance</text:span>; b<text:span text:style-name="T7">atch &amp; </text:span>s<text:span text:style-name="T7">hell </text:span>scripts</text:p>
            </text:list-item>
          </text:list>
        </text:list-item>
        <text:list-item>
          <text:p text:style-name="P24"><text:span text:style-name="T7">Indiana General Assembly's internal call center application (</text:span>House/Senate/LSA)</text:p>
          <text:list>
            <text:list-item>
              <text:p text:style-name="P33">Rails + Cisco IPCC &amp; PBX +<text:span text:style-name="T7"> </text:span>constituent issue tracking + daily summary to legislators</text:p>
            </text:list-item>
            <text:list-item>
              <text:p text:style-name="P33">World’s first enterprise Rails app on Windows Server 2k3 &amp; IIS6 (2006, <text:a xlink:type="simple" xlink:href="https://discuss.rubyonrails.org/t/iis-new-fastcgi-support-and-rails/5614/5" text:style-name="ListLabel_20_129" text:visited-style-name="ListLabel_20_129"><text:span text:style-name="T18">ref1</text:span></text:a>, <text:a xlink:type="simple" xlink:href="https://markmail.org/message/tvkxqnpjltu5xvtk#query:+page:1+mid:tvkxqnpjltu5xvtk+state:results" text:style-name="ListLabel_20_129" text:visited-style-name="ListLabel_20_129"><text:span text:style-name="T18">ref2</text:span></text:a>)</text:p>
            </text:list-item>
          </text:list>
        </text:list-item>
      </text:list>
      <text:p text:style-name="P4"/>
      <text:p text:style-name="P34"><text:bookmark text:name="_4c7cr2d42n7q"/><text:span text:style-name="T30">Engineer, Founding Partner ⦚ </text:span><text:a xlink:type="simple" xlink:href="https://www.dandb.com/businessdirectory/panetherllc-indianapolis-in-22285441.html" text:style-name="ListLabel_20_134" text:visited-style-name="ListLabel_20_134"><text:span text:style-name="T21">PanEther, LLC</text:span></text:a><text:span text:style-name="T30"> ⦚ Dec 2005</text:span> ⦚ 1.3y</text:p>
      <text:p text:style-name="Heading_20_3"><text:bookmark text:name="_rmq607tvw3bp"/>🥞Rails 0.14…1.2, Ruby 1.8, Nginx, Mongrel Cluster, Lighttpd, MySQL, Redmine, jQuery, CSS, Debian, Ubuntu, Bash</text:p>
      <text:list xml:id="list150950932550534" text:continue-list="list150949906112149" text:style-name="WWNum11">
        <text:list-item>
          <text:p text:style-name="P14"><text:span text:style-name="T7">Built a fantasy football website for a client</text:span></text:p>
        </text:list-item>
      </text:list>
      <text:p text:style-name="P4"/>
      <text:p text:style-name="P34"><text:bookmark text:name="_ciry1r2umaos"/><text:span text:style-name="T30">Engineer, Partner ⦚ </text:span><text:a xlink:type="simple" xlink:href="https://rocketreach.co/optivel-inc-profile_b445a0dafa55b3c4" text:style-name="ListLabel_20_134" text:visited-style-name="ListLabel_20_134"><text:span text:style-name="T21">Optivel, Inc</text:span></text:a><text:span text:style-name="T30"> ⦚ Dec 2004</text:span> ⦚ 1.4y<text:span text:style-name="T30"> </text:span>🪜</text:p>
      <text:p text:style-name="Heading_20_3"><text:bookmark text:name="_vogv1hksmmup"/>🥞Rails 0.10…1.1, Ruby 1.8, Mongrel, MySQL, Bugzilla, Bash, PHP, Java, Perl, Scheme, Nagios, Debian, apt</text:p>
      <text:list xml:id="list2214689089" text:style-name="WWNum12">
        <text:list-item>
          <text:p text:style-name="P18">Promoted to Engineer; built<text:span text:style-name="T7"> “AirBnB for Airplanes”; Primary FOSS dev of </text:span><text:a xlink:type="simple" xlink:href="https://sourceforge.net/projects/simpleticket/" text:style-name="ListLabel_20_129" text:visited-style-name="ListLabel_20_129"><text:span text:style-name="T18">SimpleTicket</text:span></text:a></text:p>
        </text:list-item>
        <text:list-item>
          <text:p text:style-name="P18"><text:span text:style-name="T7">Managed Debian apt mirror</text:span> &amp; <text:span text:style-name="T7">internal </text:span>.debs<text:span text:style-name="T7"> for</text:span> c<text:span text:style-name="T7">onfig sync, key rotation, </text:span>&amp;<text:span text:style-name="T7"> </text:span>auto-<text:span text:style-name="T7">backups</text:span></text:p>
        </text:list-item>
      </text:list>
      <text:p text:style-name="P2"/>
      <text:p text:style-name="P34"><text:bookmark text:name="_k5uuoi4hvp7f"/><text:span text:style-name="T30">Volunteer Work</text:span></text:p>
      <text:list xml:id="list210167178" text:style-name="WWNum2">
        <text:list-item>
          <text:p text:style-name="P28"><text:span text:style-name="T7">Liberian civil war re</text:span>fugee assistance<text:span text:style-name="T7"> since 2013.</text:span> Relocate, buy<text:span text:style-name="T7"> land, build homes, find</text:span> <text:span text:style-name="T7">employment.</text:span><text:span text:style-name="T2"> </text:span><text:span text:style-name="T7">NGO </text:span><text:a xlink:type="simple" xlink:href="https://www.facebook.com/hope.for.tomorrow.liberia/" text:style-name="ListLabel_20_130" text:visited-style-name="ListLabel_20_130"><text:span text:style-name="T15">Hope For Tomorrow</text:span></text:a> reg 2015<text:span text:style-name="T7">. </text:span>Dozens stabilized<text:span text:style-name="T7"> each year.</text:span></text:p>
        </text:list-item>
        <text:list-item>
          <text:p text:style-name="P28">C<text:span text:style-name="T2">o-founde</text:span>d<text:span text:style-name="T2"> </text:span><text:a xlink:type="simple" xlink:href="http://wordtree.org" text:style-name="ListLabel_20_129" text:visited-style-name="ListLabel_20_129"><text:span text:style-name="T18">WordTree Foundation</text:span></text:a> in 2013<text:span text:style-name="T2">. </text:span>A<text:span text:style-name="T2">lgorithms enable scientific analysis (e.g. </text:span><text:span text:style-name="T7">n-</text:span><text:span text:style-name="T2">gram) of literary provenance</text:span>. Pre-modern focus to map evolution of ideas<text:span text:style-name="T2">. </text:span><text:a xlink:type="simple" xlink:href="http://github.com/wordtreefoundation" text:style-name="ListLabel_20_129" text:visited-style-name="ListLabel_20_129"><text:span text:style-name="T18">Free &amp; open source</text:span></text:a>.</text:p>
        </text:list-item>
      </text:list>
      <text:p text:style-name="P3"/>
      <text:p text:style-name="P34"><text:bookmark text:name="_kxxphgzbmjqq"/><text:span text:style-name="T30">Honors &amp; Certifications</text:span></text:p>
      <text:list xml:id="list3548938410" text:style-name="WWNum7">
        <text:list-item>
          <text:p text:style-name="P19"><text:span text:style-name="T5">2x </text:span><text:span text:style-name="T2">Dean’s Honor List for Computer Sc</text:span>ience<text:span text:style-name="T2">, Ball State University</text:span></text:p>
        </text:list-item>
        <text:list-item>
          <text:p text:style-name="P19"><text:span text:style-name="T2">Indiana Core 40 Honors Diploma, Muncie Central High School</text:span></text:p>
        </text:list-item>
        <text:list-item>
          <text:p text:style-name="P19"><text:soft-page-break/><text:span text:style-name="T7">Eagle Scout - Boy Scouts of America</text:span></text:p>
        </text:list-item>
        <text:list-item>
          <text:p text:style-name="P19">Licensed Barista SITHFAB005 &amp; SITXFSA001, CBD College, Sydney, Australia, RTO# 91399</text:p>
        </text:list-item>
      </text:list>
      <text:p text:style-name="P3"/>
      <text:p text:style-name="P34"><text:bookmark text:name="_11x8xjg3f56k"/><text:span text:style-name="T30">Education (*)</text:span></text:p>
      <text:list xml:id="list2838387249" text:style-name="WWNum8">
        <text:list-item>
          <text:p text:style-name="P20">···· semesters at <text:span text:style-name="T2">Ball State University, </text:span>Computer Science<text:span text:style-name="T2">, Muncie, IN</text:span></text:p>
        </text:list-item>
        <text:list-item>
          <text:p text:style-name="P20">···· semesters at <text:span text:style-name="T2">Purdue University, </text:span>Management Information Systems<text:span text:style-name="T2">, Lafayette, IN</text:span></text:p>
        </text:list-item>
        <text:list-item>
          <text:p text:style-name="P20">··· semesters at Ball State University, Computer Science, Muncie, IN</text:p>
        </text:list-item>
        <text:list-item>
          <text:p text:style-name="P20">·· semesters at Ivy Tech, Computer Information Technology, Anderson, IN</text:p>
        </text:list-item>
        <text:list-item>
          <text:p text:style-name="P20">····· semesters at <text:span text:style-name="T2">Purdue University, </text:span>Computer Information Technology<text:span text:style-name="T2">, </text:span>Indianapolis<text:span text:style-name="T2">, IN</text:span></text:p>
        </text:list-item>
      </text:list>
      <text:p text:style-name="P3"><text:span text:style-name="T24">(</text:span><text:span text:style-name="T3">*)</text:span><text:span text:style-name="T2"> </text:span>Univ<text:span text:style-name="T2"> part-time, </text:span>work full-time;<text:span text:style-name="T2"> flat-top roofer, </text:span><text:span text:style-name="T7">tech support, </text:span>programmer ➔<text:span text:style-name="T2"> </text:span>No<text:span text:style-name="T2"> degree</text:span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0in" fo:margin-right="0in" fo:text-align="center" style:justify-single-word="false" fo:text-indent="0in" style:auto-text-indent="false" fo:background-color="#efefef" fo:padding="0.028in" fo:border="1.5pt solid #ffffff"/>
      <style:text-properties fo:color="#274e13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2" style:display-name="ListLabel 92" style:family="text">
      <style:text-properties fo:font-variant="normal" fo:text-transform="none" fo:color="#2a00ff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fo:font-size="10pt" style:font-size-asian="10pt" style:font-size-complex="10pt"/>
    </style:style>
    <style:style style:name="ListLabel_20_129" style:display-name="ListLabel 129" style:family="text">
      <style:text-properties fo:color="#1155cc"/>
    </style:style>
    <style:style style:name="ListLabel_20_130" style:display-name="ListLabel 130" style:family="text">
      <style:text-properties fo:color="#1155cc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ListLabel_20_131" style:display-name="ListLabel 131" style:family="text">
      <style:text-properties fo:color="#1155cc" fo:font-size="11pt" style:font-size-asian="11pt" style:font-size-complex="11pt"/>
    </style:style>
    <style:style style:name="ListLabel_20_132" style:display-name="ListLabel 132" style:family="text">
      <style:text-properties fo:color="#1155cc" fo:font-weight="bold" style:font-weight-asian="bold"/>
    </style:style>
    <style:style style:name="ListLabel_20_133" style:display-name="ListLabel 133" style:family="text">
      <style:text-properties fo:color="#1155cc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134" style:display-name="ListLabel 13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135" style:display-name="ListLabel 135" style:family="text">
      <style:text-properties fo:color="#1155cc" style:font-name="Roboto" fo:font-family="Roboto" style:font-family-generic="roman" style:font-pitch="variable" fo:font-size="10.5pt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ListLabel_20_136" style:display-name="ListLabel 136" style:family="text">
      <style:text-properties fo:color="#1155cc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fo:background-color="#ffffff"/>
    </style:style>
    <style:style style:name="ListLabel_20_137" style:display-name="ListLabel 13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47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65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83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Verdana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0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3" meta:word-count="1837" meta:character-count="11661" meta:non-whitespace-character-count="10071"/>
    <meta:generator>LibreOfficeDev/6.0.5.2$Linux_X86_64 LibreOffice_project/</meta:generator>
  </office:meta>
</office:document-meta>
</file>